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14.09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11.7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5"/>
    <style:style style:name="ce3" style:family="table-cell" style:parent-style-name="Default" style:data-style-name="N124"/>
    <style:style style:name="ce4" style:family="table-cell" style:parent-style-name="Default" style:data-style-name="N127"/>
    <style:style style:name="ce5" style:family="table-cell" style:parent-style-name="Default" style:data-style-name="N126"/>
  </office:automatic-styles>
  <office:body>
    <office:spreadsheet>
      <table:calculation-settings table:automatic-find-labels="false"/>
      <table:table table:name="bssn_prof_i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1" table:number-columns-repeated="6" table:default-cell-style-name="Default"/>
        <table:table-column table:style-name="co9" table:number-columns-repeated="6" table:default-cell-style-name="Default"/>
        <table:table-column table:style-name="co15" table:number-columns-repeated="3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16" table:default-cell-style-name="Default"/>
        <table:table-column table:style-name="co17" table:default-cell-style-name="ce3"/>
        <table:table-column table:style-name="co17" table:number-columns-repeated="8" table:default-cell-style-name="Default"/>
        <table:table-column table:style-name="co17" table:default-cell-style-name="ce4"/>
        <table:table-column table:style-name="co17" table:default-cell-style-name="Default"/>
        <table:table-column table:style-name="co17" table:default-cell-style-name="ce5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<text:s/>act_npes</text:p>
          </table:table-cell>
          <table:table-cell office:value-type="string" calcext:value-type="string">
            <text:p><text:s/>glb_npes</text:p>
          </table:table-cell>
          <table:table-cell office:value-type="string" calcext:value-type="string">
            <text:p><text:s/>part_tol</text:p>
          </table:table-cell>
          <table:table-cell office:value-type="string" calcext:value-type="string">
            <text:p><text:s/>wave_tol</text:p>
          </table:table-cell>
          <table:table-cell office:value-type="string" calcext:value-type="string">
            <text:p><text:s/>maxdepth</text:p>
          </table:table-cell>
          <table:table-cell office:value-type="string" calcext:value-type="string">
            <text:p><text:s/>numOcts</text:p>
          </table:table-cell>
          <table:table-cell office:value-type="string" calcext:value-type="string">
            <text:p><text:s/>dof_zip</text:p>
          </table:table-cell>
          <table:table-cell office:value-type="string" calcext:value-type="string">
            <text:p><text:s/>dof_unzip</text:p>
          </table:table-cell>
          <table:table-cell office:value-type="string" calcext:value-type="string">
            <text:p>element_ghost_min</text:p>
          </table:table-cell>
          <table:table-cell office:value-type="string" calcext:value-type="string">
            <text:p><text:s/>element_ghost_mean</text:p>
          </table:table-cell>
          <table:table-cell office:value-type="string" calcext:value-type="string">
            <text:p><text:s/>element_ghost_max</text:p>
          </table:table-cell>
          <table:table-cell office:value-type="string" calcext:value-type="string">
            <text:p>element_local_min</text:p>
          </table:table-cell>
          <table:table-cell office:value-type="string" calcext:value-type="string">
            <text:p><text:s/>element_local_mean</text:p>
          </table:table-cell>
          <table:table-cell office:value-type="string" calcext:value-type="string">
            <text:p><text:s/>element_local_max</text:p>
          </table:table-cell>
          <table:table-cell office:value-type="string" calcext:value-type="string">
            <text:p>nodes_local_min</text:p>
          </table:table-cell>
          <table:table-cell office:value-type="string" calcext:value-type="string">
            <text:p><text:s/>nodes_local_mean</text:p>
          </table:table-cell>
          <table:table-cell office:value-type="string" calcext:value-type="string">
            <text:p><text:s/>nodes_local|max</text:p>
          </table:table-cell>
          <table:table-cell office:value-type="string" calcext:value-type="string">
            <text:p>send_nodes_min</text:p>
          </table:table-cell>
          <table:table-cell office:value-type="string" calcext:value-type="string">
            <text:p><text:s/>send_nodes_mean</text:p>
          </table:table-cell>
          <table:table-cell office:value-type="string" calcext:value-type="string">
            <text:p><text:s/>send_nodes_max</text:p>
          </table:table-cell>
          <table:table-cell office:value-type="string" calcext:value-type="string">
            <text:p>recv_nodes_min</text:p>
          </table:table-cell>
          <table:table-cell office:value-type="string" calcext:value-type="string">
            <text:p><text:s/>recv_nodes_mean</text:p>
          </table:table-cell>
          <table:table-cell office:value-type="string" calcext:value-type="string">
            <text:p><text:s/>recv_nodes_max</text:p>
          </table:table-cell>
          <table:table-cell office:value-type="string" calcext:value-type="string">
            <text:p>bal_min</text:p>
          </table:table-cell>
          <table:table-cell office:value-type="string" calcext:value-type="string">
            <text:p><text:s/>bal_mean</text:p>
          </table:table-cell>
          <table:table-cell office:value-type="string" calcext:value-type="string">
            <text:p><text:s/>bal_max</text:p>
          </table:table-cell>
          <table:table-cell office:value-type="string" calcext:value-type="string">
            <text:p>mesh_min</text:p>
          </table:table-cell>
          <table:table-cell office:value-type="string" calcext:value-type="string">
            <text:p><text:s/>mesh_mean</text:p>
          </table:table-cell>
          <table:table-cell office:value-type="string" calcext:value-type="string">
            <text:p><text:s/>mesh_max</text:p>
          </table:table-cell>
          <table:table-cell office:value-type="string" calcext:value-type="string">
            <text:p>rkstep_min</text:p>
          </table:table-cell>
          <table:table-cell office:value-type="string" calcext:value-type="string">
            <text:p><text:s/>rkstep_mean</text:p>
          </table:table-cell>
          <table:table-cell office:value-type="string" calcext:value-type="string">
            <text:p><text:s/>rkstep_max</text:p>
          </table:table-cell>
          <table:table-cell office:value-type="string" calcext:value-type="string">
            <text:p>ghostEx_min</text:p>
          </table:table-cell>
          <table:table-cell office:value-type="string" calcext:value-type="string">
            <text:p><text:s/>ghostEx_mean</text:p>
          </table:table-cell>
          <table:table-cell office:value-type="string" calcext:value-type="string">
            <text:p><text:s/>ghostEx_max</text:p>
          </table:table-cell>
          <table:table-cell office:value-type="string" calcext:value-type="string">
            <text:p>unzip_sync_min</text:p>
          </table:table-cell>
          <table:table-cell office:value-type="string" calcext:value-type="string">
            <text:p><text:s/>unzip_sync_mean</text:p>
          </table:table-cell>
          <table:table-cell office:value-type="string" calcext:value-type="string">
            <text:p><text:s/>unzip_sync_max</text:p>
          </table:table-cell>
          <table:table-cell office:value-type="string" calcext:value-type="string">
            <text:p>unzip_async_min</text:p>
          </table:table-cell>
          <table:table-cell office:value-type="string" calcext:value-type="string">
            <text:p><text:s/>unzip_async_mean</text:p>
          </table:table-cell>
          <table:table-cell office:value-type="string" calcext:value-type="string">
            <text:p><text:s/>unzip_async_max</text:p>
          </table:table-cell>
          <table:table-cell office:value-type="string" calcext:value-type="string">
            <text:p>unzip_async_wait_min</text:p>
          </table:table-cell>
          <table:table-cell office:value-type="string" calcext:value-type="string">
            <text:p><text:s/>unzip_async_wait_mean</text:p>
          </table:table-cell>
          <table:table-cell office:value-type="string" calcext:value-type="string">
            <text:p><text:s/>unzip_async_wait_max</text:p>
          </table:table-cell>
          <table:table-cell office:value-type="string" calcext:value-type="string">
            <text:p>isRemesh_min</text:p>
          </table:table-cell>
          <table:table-cell office:value-type="string" calcext:value-type="string">
            <text:p><text:s/>isRemesh_mean</text:p>
          </table:table-cell>
          <table:table-cell office:value-type="string" calcext:value-type="string">
            <text:p><text:s/>isRemesh_max</text:p>
          </table:table-cell>
          <table:table-cell office:value-type="string" calcext:value-type="string">
            <text:p>GT_min</text:p>
          </table:table-cell>
          <table:table-cell office:value-type="string" calcext:value-type="string">
            <text:p><text:s/>GT_mean</text:p>
          </table:table-cell>
          <table:table-cell office:value-type="string" calcext:value-type="string">
            <text:p><text:s/>GT_max</text:p>
          </table:table-cell>
          <table:table-cell office:value-type="string" calcext:value-type="string">
            <text:p>deriv_min</text:p>
          </table:table-cell>
          <table:table-cell office:value-type="string" calcext:value-type="string">
            <text:p><text:s/>deriv_mean</text:p>
          </table:table-cell>
          <table:table-cell office:value-type="string" calcext:value-type="string">
            <text:p><text:s/>deriv_max</text:p>
          </table:table-cell>
          <table:table-cell office:value-type="string" calcext:value-type="string">
            <text:p>rhs_min</text:p>
          </table:table-cell>
          <table:table-cell office:value-type="string" calcext:value-type="string">
            <text:p><text:s/>rhs_mean</text:p>
          </table:table-cell>
          <table:table-cell office:value-type="string" calcext:value-type="string">
            <text:p><text:s/>rhs_max</text:p>
          </table:table-cell>
          <table:table-cell/>
          <table:table-cell table:style-name="Default" office:value-type="string" calcext:value-type="string">
            <text:p>Dof*24</text:p>
          </table:table-cell>
          <table:table-cell office:value-type="string" calcext:value-type="string">
            <text:p>24 dof/cor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eriv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isremesh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sum_without_remesh</text:p>
          </table:table-cell>
          <table:table-cell table:style-name="Default" office:value-type="string" calcext:value-type="string">
            <text:p>total_without_remes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" calcext:value-type="float">
            <text:p>18</text:p>
          </table:table-cell>
          <table:table-cell office:value-type="float" office:value="7269025" calcext:value-type="float">
            <text:p>7269025</text:p>
          </table:table-cell>
          <table:table-cell office:value-type="float" office:value="435475549" calcext:value-type="float">
            <text:p>435475549</text:p>
          </table:table-cell>
          <table:table-cell office:value-type="float" office:value="3187035531" calcext:value-type="float">
            <text:p>3187035531</text:p>
          </table:table-cell>
          <table:table-cell office:value-type="float" office:value="1253" calcext:value-type="float">
            <text:p>1253</text:p>
          </table:table-cell>
          <table:table-cell office:value-type="float" office:value="2806.29" calcext:value-type="float">
            <text:p>2806.29</text:p>
          </table:table-cell>
          <table:table-cell office:value-type="float" office:value="7233" calcext:value-type="float">
            <text:p>7233</text:p>
          </table:table-cell>
          <table:table-cell office:value-type="float" office:value="1022" calcext:value-type="float">
            <text:p>1022</text:p>
          </table:table-cell>
          <table:table-cell office:value-type="float" office:value="1774.66" calcext:value-type="float">
            <text:p>1774.66</text:p>
          </table:table-cell>
          <table:table-cell office:value-type="float" office:value="2979" calcext:value-type="float">
            <text:p>2979</text:p>
          </table:table-cell>
          <table:table-cell office:value-type="float" office:value="59541" calcext:value-type="float">
            <text:p>59541</text:p>
          </table:table-cell>
          <table:table-cell office:value-type="float" office:value="106317" calcext:value-type="float">
            <text:p>106317</text:p>
          </table:table-cell>
          <table:table-cell office:value-type="float" office:value="181312" calcext:value-type="float">
            <text:p>181312</text:p>
          </table:table-cell>
          <table:table-cell office:value-type="float" office:value="44405" calcext:value-type="float">
            <text:p>44405</text:p>
          </table:table-cell>
          <table:table-cell office:value-type="float" office:value="85916.4" calcext:value-type="float">
            <text:p>85916.4</text:p>
          </table:table-cell>
          <table:table-cell office:value-type="float" office:value="173850" calcext:value-type="float">
            <text:p>173850</text:p>
          </table:table-cell>
          <table:table-cell office:value-type="float" office:value="38321" calcext:value-type="float">
            <text:p>38321</text:p>
          </table:table-cell>
          <table:table-cell office:value-type="float" office:value="85916.4" calcext:value-type="float">
            <text:p>85916.4</text:p>
          </table:table-cell>
          <table:table-cell office:value-type="float" office:value="217062" calcext:value-type="float">
            <text:p>217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438" calcext:value-type="float">
            <text:p>13.3438</text:p>
          </table:table-cell>
          <table:table-cell office:value-type="float" office:value="23.422" calcext:value-type="float">
            <text:p>23.422</text:p>
          </table:table-cell>
          <table:table-cell office:value-type="float" office:value="30.4834" calcext:value-type="float">
            <text:p>30.4834</text:p>
          </table:table-cell>
          <table:table-cell office:value-type="float" office:value="300.937" calcext:value-type="float">
            <text:p>300.937</text:p>
          </table:table-cell>
          <table:table-cell office:value-type="float" office:value="303.069" calcext:value-type="float">
            <text:p>303.069</text:p>
          </table:table-cell>
          <table:table-cell office:value-type="float" office:value="305.368" calcext:value-type="float">
            <text:p>305.3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2.95" calcext:value-type="float">
            <text:p>192.95</text:p>
          </table:table-cell>
          <table:table-cell office:value-type="float" office:value="225.991" calcext:value-type="float">
            <text:p>225.99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9.8842" calcext:value-type="float">
            <text:p>19.8842</text:p>
          </table:table-cell>
          <table:table-cell office:value-type="float" office:value="146.649" calcext:value-type="float">
            <text:p>146.649</text:p>
          </table:table-cell>
          <table:table-cell office:value-type="float" office:value="225.619" calcext:value-type="float">
            <text:p>225.619</text:p>
          </table:table-cell>
          <table:table-cell office:value-type="float" office:value="0.000000245171" calcext:value-type="float">
            <text:p>2.45171E-07</text:p>
          </table:table-cell>
          <table:table-cell office:value-type="float" office:value="0.000000355158" calcext:value-type="float">
            <text:p>3.55158E-07</text:p>
          </table:table-cell>
          <table:table-cell office:value-type="float" office:value="0.0000116611" calcext:value-type="float">
            <text:p>1.16611E-05</text:p>
          </table:table-cell>
          <table:table-cell office:value-type="float" office:value="3.99761" calcext:value-type="float">
            <text:p>3.99761</text:p>
          </table:table-cell>
          <table:table-cell office:value-type="float" office:value="5.78298" calcext:value-type="float">
            <text:p>5.78298</text:p>
          </table:table-cell>
          <table:table-cell office:value-type="float" office:value="6.44413" calcext:value-type="float">
            <text:p>6.44413</text:p>
          </table:table-cell>
          <table:table-cell office:value-type="float" office:value="8.48736" calcext:value-type="float">
            <text:p>8.48736</text:p>
          </table:table-cell>
          <table:table-cell office:value-type="float" office:value="16.7235" calcext:value-type="float">
            <text:p>16.7235</text:p>
          </table:table-cell>
          <table:table-cell office:value-type="float" office:value="29.3456" calcext:value-type="float">
            <text:p>29.3456</text:p>
          </table:table-cell>
          <table:table-cell office:value-type="float" office:value="17.3007" calcext:value-type="float">
            <text:p>17.3007</text:p>
          </table:table-cell>
          <table:table-cell office:value-type="float" office:value="32.9802" calcext:value-type="float">
            <text:p>32.9802</text:p>
          </table:table-cell>
          <table:table-cell office:value-type="float" office:value="56.7746" calcext:value-type="float">
            <text:p>56.7746</text:p>
          </table:table-cell>
          <table:table-cell office:value-type="string" calcext:value-type="string">
            <text:p><text:s/></text:p>
          </table:table-cell>
          <table:table-cell table:style-name="ce2" table:formula="of:=[.H2]*24" office:value-type="float" office:value="10451413176" calcext:value-type="float">
            <text:p>10451.4 M</text:p>
          </table:table-cell>
          <table:table-cell table:formula="of:=(24*[.H2]/[.B2])" office:value-type="float" office:value="2551614.54492187" calcext:value-type="float">
            <text:p>2551614.54492187</text:p>
          </table:table-cell>
          <table:table-cell office:value-type="string" calcext:value-type="string">
            <text:p>4K</text:p>
          </table:table-cell>
          <table:table-cell table:formula="of:=[.BB2]/10" office:value-type="float" office:value="2.93456" calcext:value-type="float">
            <text:p>2.93456</text:p>
          </table:table-cell>
          <table:table-cell table:formula="of:=[.BE2]/10" office:value-type="float" office:value="5.67746" calcext:value-type="float">
            <text:p>5.67746</text:p>
          </table:table-cell>
          <table:table-cell table:formula="of:=([.AP2]-[.AS2])/10" office:value-type="float" office:value="3.6189" calcext:value-type="float">
            <text:p>3.6189</text:p>
          </table:table-cell>
          <table:table-cell table:formula="of:=[.AV2]/10" office:value-type="float" office:value="0.00000116611" calcext:value-type="float">
            <text:p>1.16611E-06</text:p>
          </table:table-cell>
          <table:table-cell table:formula="of:=([.AG2]-[.AP2]+[.AS2]-[.BE2]-[.BB2])/10" office:value-type="float" office:value="18.30588" calcext:value-type="float">
            <text:p>18.30588</text:p>
          </table:table-cell>
          <table:table-cell table:formula="of:=[.BJ2]+[.BK2]+[.BL2]+[.BM2]+[.BN2]" office:value-type="float" office:value="30.53680116611" calcext:value-type="float">
            <text:p>30.5368011661</text:p>
          </table:table-cell>
          <table:table-cell table:formula="of:=[.BO2]" office:value-type="float" office:value="30.53680116611" calcext:value-type="float">
            <text:p>30.5</text:p>
          </table:table-cell>
          <table:table-cell table:formula="of:=[.BJ2]+[.BK2]+[.BL2]+[.BN2]" office:value-type="float" office:value="30.5368" calcext:value-type="float">
            <text:p>30.5368</text:p>
          </table:table-cell>
          <table:table-cell table:formula="of:=[.AG2]*100000/[.BH2]" office:value-type="float" office:value="11.9676383177754" calcext:value-type="float">
            <text:p>12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" calcext:value-type="float">
            <text:p>18</text:p>
          </table:table-cell>
          <table:table-cell office:value-type="float" office:value="7269025" calcext:value-type="float">
            <text:p>7269025</text:p>
          </table:table-cell>
          <table:table-cell office:value-type="float" office:value="435475549" calcext:value-type="float">
            <text:p>435475549</text:p>
          </table:table-cell>
          <table:table-cell office:value-type="float" office:value="3193771022" calcext:value-type="float">
            <text:p>3193771022</text:p>
          </table:table-cell>
          <table:table-cell office:value-type="float" office:value="853" calcext:value-type="float">
            <text:p>853</text:p>
          </table:table-cell>
          <table:table-cell office:value-type="float" office:value="1865.86" calcext:value-type="float">
            <text:p>1865.86</text:p>
          </table:table-cell>
          <table:table-cell office:value-type="float" office:value="5017" calcext:value-type="float">
            <text:p>5017</text:p>
          </table:table-cell>
          <table:table-cell office:value-type="float" office:value="506" calcext:value-type="float">
            <text:p>506</text:p>
          </table:table-cell>
          <table:table-cell office:value-type="float" office:value="887.332" calcext:value-type="float">
            <text:p>887.332</text:p>
          </table:table-cell>
          <table:table-cell office:value-type="float" office:value="1590" calcext:value-type="float">
            <text:p>1590</text:p>
          </table:table-cell>
          <table:table-cell office:value-type="float" office:value="28296" calcext:value-type="float">
            <text:p>28296</text:p>
          </table:table-cell>
          <table:table-cell office:value-type="float" office:value="53158.6" calcext:value-type="float">
            <text:p>53158.6</text:p>
          </table:table-cell>
          <table:table-cell office:value-type="float" office:value="94813" calcext:value-type="float">
            <text:p>94813</text:p>
          </table:table-cell>
          <table:table-cell office:value-type="float" office:value="28107" calcext:value-type="float">
            <text:p>28107</text:p>
          </table:table-cell>
          <table:table-cell office:value-type="float" office:value="55714.1" calcext:value-type="float">
            <text:p>55714.1</text:p>
          </table:table-cell>
          <table:table-cell office:value-type="float" office:value="116926" calcext:value-type="float">
            <text:p>116926</text:p>
          </table:table-cell>
          <table:table-cell office:value-type="float" office:value="24721" calcext:value-type="float">
            <text:p>24721</text:p>
          </table:table-cell>
          <table:table-cell office:value-type="float" office:value="55714.1" calcext:value-type="float">
            <text:p>55714.1</text:p>
          </table:table-cell>
          <table:table-cell office:value-type="float" office:value="149769" calcext:value-type="float">
            <text:p>149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075" calcext:value-type="float">
            <text:p>13.4075</text:p>
          </table:table-cell>
          <table:table-cell office:value-type="float" office:value="26.6741" calcext:value-type="float">
            <text:p>26.6741</text:p>
          </table:table-cell>
          <table:table-cell office:value-type="float" office:value="30.0549" calcext:value-type="float">
            <text:p>30.0549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153.849" calcext:value-type="float">
            <text:p>153.849</text:p>
          </table:table-cell>
          <table:table-cell office:value-type="float" office:value="154.947" calcext:value-type="float">
            <text:p>154.9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1362" calcext:value-type="float">
            <text:p>86.1362</text:p>
          </table:table-cell>
          <table:table-cell office:value-type="float" office:value="110.725" calcext:value-type="float">
            <text:p>110.725</text:p>
          </table:table-cell>
          <table:table-cell office:value-type="float" office:value="132.302" calcext:value-type="float">
            <text:p>132.302</text:p>
          </table:table-cell>
          <table:table-cell office:value-type="float" office:value="2.76402" calcext:value-type="float">
            <text:p>2.76402</text:p>
          </table:table-cell>
          <table:table-cell office:value-type="float" office:value="70.9377" calcext:value-type="float">
            <text:p>70.9377</text:p>
          </table:table-cell>
          <table:table-cell office:value-type="float" office:value="113.075" calcext:value-type="float">
            <text:p>113.075</text:p>
          </table:table-cell>
          <table:table-cell office:value-type="float" office:value="0.000000242842" calcext:value-type="float">
            <text:p>2.42842E-07</text:p>
          </table:table-cell>
          <table:table-cell office:value-type="float" office:value="0.000000337935" calcext:value-type="float">
            <text:p>3.37935E-07</text:p>
          </table:table-cell>
          <table:table-cell office:value-type="float" office:value="0.00000165822" calcext:value-type="float">
            <text:p>1.65822E-06</text:p>
          </table:table-cell>
          <table:table-cell office:value-type="float" office:value="7.20176" calcext:value-type="float">
            <text:p>7.20176</text:p>
          </table:table-cell>
          <table:table-cell office:value-type="float" office:value="7.84374" calcext:value-type="float">
            <text:p>7.84374</text:p>
          </table:table-cell>
          <table:table-cell office:value-type="float" office:value="8.16422" calcext:value-type="float">
            <text:p>8.16422</text:p>
          </table:table-cell>
          <table:table-cell office:value-type="float" office:value="4.04549" calcext:value-type="float">
            <text:p>4.04549</text:p>
          </table:table-cell>
          <table:table-cell office:value-type="float" office:value="8.35414" calcext:value-type="float">
            <text:p>8.35414</text:p>
          </table:table-cell>
          <table:table-cell office:value-type="float" office:value="16.8886" calcext:value-type="float">
            <text:p>16.8886</text:p>
          </table:table-cell>
          <table:table-cell office:value-type="float" office:value="8.11297" calcext:value-type="float">
            <text:p>8.11297</text:p>
          </table:table-cell>
          <table:table-cell office:value-type="float" office:value="16.4847" calcext:value-type="float">
            <text:p>16.4847</text:p>
          </table:table-cell>
          <table:table-cell office:value-type="float" office:value="31.2323" calcext:value-type="float">
            <text:p>31.2323</text:p>
          </table:table-cell>
          <table:table-cell office:value-type="string" calcext:value-type="string">
            <text:p><text:s/></text:p>
          </table:table-cell>
          <table:table-cell table:style-name="ce2" table:formula="of:=[.H3]*24" office:value-type="float" office:value="10451413176" calcext:value-type="float">
            <text:p>10451.4 M</text:p>
          </table:table-cell>
          <table:table-cell table:formula="of:=(24*[.H3]/[.B3])" office:value-type="float" office:value="1275807.27246094" calcext:value-type="float">
            <text:p>1275807.27246094</text:p>
          </table:table-cell>
          <table:table-cell office:value-type="string" calcext:value-type="string">
            <text:p>8K</text:p>
          </table:table-cell>
          <table:table-cell table:formula="of:=[.BB3]/10" office:value-type="float" office:value="1.68886" calcext:value-type="float">
            <text:p>1.68886</text:p>
          </table:table-cell>
          <table:table-cell table:formula="of:=[.BE3]/10" office:value-type="float" office:value="3.12323" calcext:value-type="float">
            <text:p>3.12323</text:p>
          </table:table-cell>
          <table:table-cell table:formula="of:=([.AP3]-[.AS3])/10" office:value-type="float" office:value="1.9227" calcext:value-type="float">
            <text:p>1.9227</text:p>
          </table:table-cell>
          <table:table-cell table:formula="of:=[.AV3]/10" office:value-type="float" office:value="0.000000165822" calcext:value-type="float">
            <text:p>1.65822E-07</text:p>
          </table:table-cell>
          <table:table-cell table:formula="of:=([.AG3]-[.AP3]+[.AS3]-[.BE3]-[.BB3])/10" office:value-type="float" office:value="8.75991" calcext:value-type="float">
            <text:p>8.75991</text:p>
          </table:table-cell>
          <table:table-cell table:formula="of:=[.BJ3]+[.BK3]+[.BL3]+[.BM3]+[.BN3]" office:value-type="float" office:value="15.494700165822" calcext:value-type="float">
            <text:p>15.4947001658</text:p>
          </table:table-cell>
          <table:table-cell table:formula="of:=[.BO3]" office:value-type="float" office:value="15.494700165822" calcext:value-type="float">
            <text:p>15.5</text:p>
          </table:table-cell>
          <table:table-cell table:formula="of:=[.BJ3]+[.BK3]+[.BL3]+[.BN3]" office:value-type="float" office:value="15.4947" calcext:value-type="float">
            <text:p>15.4947</text:p>
          </table:table-cell>
          <table:table-cell table:formula="of:=[.AG3]*100000/[.BH3]" office:value-type="float" office:value="12.1450162061797" calcext:value-type="float">
            <text:p>12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" calcext:value-type="float">
            <text:p>18</text:p>
          </table:table-cell>
          <table:table-cell office:value-type="float" office:value="7269025" calcext:value-type="float">
            <text:p>7269025</text:p>
          </table:table-cell>
          <table:table-cell office:value-type="float" office:value="435475549" calcext:value-type="float">
            <text:p>435475549</text:p>
          </table:table-cell>
          <table:table-cell office:value-type="float" office:value="3214544334" calcext:value-type="float">
            <text:p>3214544334</text:p>
          </table:table-cell>
          <table:table-cell office:value-type="float" office:value="542" calcext:value-type="float">
            <text:p>542</text:p>
          </table:table-cell>
          <table:table-cell office:value-type="float" office:value="1253.88" calcext:value-type="float">
            <text:p>1253.88</text:p>
          </table:table-cell>
          <table:table-cell office:value-type="float" office:value="3375" calcext:value-type="float">
            <text:p>3375</text:p>
          </table:table-cell>
          <table:table-cell office:value-type="float" office:value="230" calcext:value-type="float">
            <text:p>230</text:p>
          </table:table-cell>
          <table:table-cell office:value-type="float" office:value="443.666" calcext:value-type="float">
            <text:p>443.666</text:p>
          </table:table-cell>
          <table:table-cell office:value-type="float" office:value="819" calcext:value-type="float">
            <text:p>819</text:p>
          </table:table-cell>
          <table:table-cell office:value-type="float" office:value="13530" calcext:value-type="float">
            <text:p>13530</text:p>
          </table:table-cell>
          <table:table-cell office:value-type="float" office:value="26579.3" calcext:value-type="float">
            <text:p>26579.3</text:p>
          </table:table-cell>
          <table:table-cell office:value-type="float" office:value="49260" calcext:value-type="float">
            <text:p>49260</text:p>
          </table:table-cell>
          <table:table-cell office:value-type="float" office:value="15650" calcext:value-type="float">
            <text:p>15650</text:p>
          </table:table-cell>
          <table:table-cell office:value-type="float" office:value="36427.1" calcext:value-type="float">
            <text:p>36427.1</text:p>
          </table:table-cell>
          <table:table-cell office:value-type="float" office:value="78635" calcext:value-type="float">
            <text:p>78635</text:p>
          </table:table-cell>
          <table:table-cell office:value-type="float" office:value="14325" calcext:value-type="float">
            <text:p>14325</text:p>
          </table:table-cell>
          <table:table-cell office:value-type="float" office:value="36427.1" calcext:value-type="float">
            <text:p>36427.1</text:p>
          </table:table-cell>
          <table:table-cell office:value-type="float" office:value="99007" calcext:value-type="float">
            <text:p>99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145" calcext:value-type="float">
            <text:p>12.5145</text:p>
          </table:table-cell>
          <table:table-cell office:value-type="float" office:value="26.9594" calcext:value-type="float">
            <text:p>26.9594</text:p>
          </table:table-cell>
          <table:table-cell office:value-type="float" office:value="28.5869" calcext:value-type="float">
            <text:p>28.5869</text:p>
          </table:table-cell>
          <table:table-cell office:value-type="float" office:value="80.5758" calcext:value-type="float">
            <text:p>80.5758</text:p>
          </table:table-cell>
          <table:table-cell office:value-type="float" office:value="81.7598" calcext:value-type="float">
            <text:p>81.7598</text:p>
          </table:table-cell>
          <table:table-cell office:value-type="float" office:value="82.3679" calcext:value-type="float">
            <text:p>82.36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1885" calcext:value-type="float">
            <text:p>40.1885</text:p>
          </table:table-cell>
          <table:table-cell office:value-type="float" office:value="56.3778" calcext:value-type="float">
            <text:p>56.3778</text:p>
          </table:table-cell>
          <table:table-cell office:value-type="float" office:value="78.5672" calcext:value-type="float">
            <text:p>78.5672</text:p>
          </table:table-cell>
          <table:table-cell office:value-type="float" office:value="1.69321" calcext:value-type="float">
            <text:p>1.69321</text:p>
          </table:table-cell>
          <table:table-cell office:value-type="float" office:value="36.3636" calcext:value-type="float">
            <text:p>36.3636</text:p>
          </table:table-cell>
          <table:table-cell office:value-type="float" office:value="62.6208" calcext:value-type="float">
            <text:p>62.6208</text:p>
          </table:table-cell>
          <table:table-cell office:value-type="float" office:value="0.000000245869" calcext:value-type="float">
            <text:p>2.45869E-07</text:p>
          </table:table-cell>
          <table:table-cell office:value-type="float" office:value="0.000000338724" calcext:value-type="float">
            <text:p>3.38724E-07</text:p>
          </table:table-cell>
          <table:table-cell office:value-type="float" office:value="0.000012611" calcext:value-type="float">
            <text:p>0.000012611</text:p>
          </table:table-cell>
          <table:table-cell office:value-type="float" office:value="8.62956" calcext:value-type="float">
            <text:p>8.62956</text:p>
          </table:table-cell>
          <table:table-cell office:value-type="float" office:value="8.9306" calcext:value-type="float">
            <text:p>8.9306</text:p>
          </table:table-cell>
          <table:table-cell office:value-type="float" office:value="9.64738" calcext:value-type="float">
            <text:p>9.64738</text:p>
          </table:table-cell>
          <table:table-cell office:value-type="float" office:value="1.71474" calcext:value-type="float">
            <text:p>1.71474</text:p>
          </table:table-cell>
          <table:table-cell office:value-type="float" office:value="4.79409" calcext:value-type="float">
            <text:p>4.79409</text:p>
          </table:table-cell>
          <table:table-cell office:value-type="float" office:value="11.5131" calcext:value-type="float">
            <text:p>11.5131</text:p>
          </table:table-cell>
          <table:table-cell office:value-type="float" office:value="3.97613" calcext:value-type="float">
            <text:p>3.97613</text:p>
          </table:table-cell>
          <table:table-cell office:value-type="float" office:value="8.26095" calcext:value-type="float">
            <text:p>8.26095</text:p>
          </table:table-cell>
          <table:table-cell office:value-type="float" office:value="16.3516" calcext:value-type="float">
            <text:p>16.3516</text:p>
          </table:table-cell>
          <table:table-cell office:value-type="string" calcext:value-type="string">
            <text:p><text:s/></text:p>
          </table:table-cell>
          <table:table-cell table:style-name="ce2" table:formula="of:=[.H4]*24" office:value-type="float" office:value="10451413176" calcext:value-type="float">
            <text:p>10451.4 M</text:p>
          </table:table-cell>
          <table:table-cell table:formula="of:=(24*[.H4]/[.B4])" office:value-type="float" office:value="637903.636230469" calcext:value-type="float">
            <text:p>637903.636230469</text:p>
          </table:table-cell>
          <table:table-cell office:value-type="string" calcext:value-type="string">
            <text:p>16K</text:p>
          </table:table-cell>
          <table:table-cell table:formula="of:=[.BB4]/10" office:value-type="float" office:value="1.15131" calcext:value-type="float">
            <text:p>1.15131</text:p>
          </table:table-cell>
          <table:table-cell table:formula="of:=[.BE4]/10" office:value-type="float" office:value="1.63516" calcext:value-type="float">
            <text:p>1.63516</text:p>
          </table:table-cell>
          <table:table-cell table:formula="of:=([.AP4]-[.AS4])/10" office:value-type="float" office:value="1.59464" calcext:value-type="float">
            <text:p>1.59464</text:p>
          </table:table-cell>
          <table:table-cell table:formula="of:=[.AV4]/10" office:value-type="float" office:value="0.0000012611" calcext:value-type="float">
            <text:p>1.2611E-06</text:p>
          </table:table-cell>
          <table:table-cell table:formula="of:=([.AG4]-[.AP4]+[.AS4]-[.BE4]-[.BB4])/10" office:value-type="float" office:value="3.85568" calcext:value-type="float">
            <text:p>3.85568</text:p>
          </table:table-cell>
          <table:table-cell table:formula="of:=[.BJ4]+[.BK4]+[.BL4]+[.BM4]+[.BN4]" office:value-type="float" office:value="8.2367912611" calcext:value-type="float">
            <text:p>8.2367912611</text:p>
          </table:table-cell>
          <table:table-cell table:formula="of:=[.BO4]" office:value-type="float" office:value="8.2367912611" calcext:value-type="float">
            <text:p>8.2</text:p>
          </table:table-cell>
          <table:table-cell table:formula="of:=[.BJ4]+[.BK4]+[.BL4]+[.BN4]" office:value-type="float" office:value="8.23679" calcext:value-type="float">
            <text:p>8.23679</text:p>
          </table:table-cell>
          <table:table-cell table:formula="of:=[.AG4]*100000/[.BH4]" office:value-type="float" office:value="12.9122794293402" calcext:value-type="float">
            <text:p>12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8" calcext:value-type="float">
            <text:p>18</text:p>
          </table:table-cell>
          <table:table-cell office:value-type="float" office:value="7269025" calcext:value-type="float">
            <text:p>7269025</text:p>
          </table:table-cell>
          <table:table-cell office:value-type="float" office:value="435475549" calcext:value-type="float">
            <text:p>435475549</text:p>
          </table:table-cell>
          <table:table-cell office:value-type="float" office:value="3256240611" calcext:value-type="float">
            <text:p>3256240611</text:p>
          </table:table-cell>
          <table:table-cell office:value-type="float" office:value="357" calcext:value-type="float">
            <text:p>357</text:p>
          </table:table-cell>
          <table:table-cell office:value-type="float" office:value="860.561" calcext:value-type="float">
            <text:p>860.561</text:p>
          </table:table-cell>
          <table:table-cell office:value-type="float" office:value="2087" calcext:value-type="float">
            <text:p>2087</text:p>
          </table:table-cell>
          <table:table-cell office:value-type="float" office:value="111" calcext:value-type="float">
            <text:p>111</text:p>
          </table:table-cell>
          <table:table-cell office:value-type="float" office:value="221.833" calcext:value-type="float">
            <text:p>221.833</text:p>
          </table:table-cell>
          <table:table-cell office:value-type="float" office:value="440" calcext:value-type="float">
            <text:p>440</text:p>
          </table:table-cell>
          <table:table-cell office:value-type="float" office:value="6346" calcext:value-type="float">
            <text:p>6346</text:p>
          </table:table-cell>
          <table:table-cell office:value-type="float" office:value="13289.7" calcext:value-type="float">
            <text:p>13289.7</text:p>
          </table:table-cell>
          <table:table-cell office:value-type="float" office:value="27090" calcext:value-type="float">
            <text:p>27090</text:p>
          </table:table-cell>
          <table:table-cell office:value-type="float" office:value="10127" calcext:value-type="float">
            <text:p>10127</text:p>
          </table:table-cell>
          <table:table-cell office:value-type="float" office:value="24267.2" calcext:value-type="float">
            <text:p>24267.2</text:p>
          </table:table-cell>
          <table:table-cell office:value-type="float" office:value="52205" calcext:value-type="float">
            <text:p>52205</text:p>
          </table:table-cell>
          <table:table-cell office:value-type="float" office:value="9213" calcext:value-type="float">
            <text:p>9213</text:p>
          </table:table-cell>
          <table:table-cell office:value-type="float" office:value="24267.2" calcext:value-type="float">
            <text:p>24267.2</text:p>
          </table:table-cell>
          <table:table-cell office:value-type="float" office:value="58573" calcext:value-type="float">
            <text:p>58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485" calcext:value-type="float">
            <text:p>27.4485</text:p>
          </table:table-cell>
          <table:table-cell office:value-type="float" office:value="42.6982" calcext:value-type="float">
            <text:p>42.6982</text:p>
          </table:table-cell>
          <table:table-cell office:value-type="float" office:value="43.5801" calcext:value-type="float">
            <text:p>43.5801</text:p>
          </table:table-cell>
          <table:table-cell office:value-type="float" office:value="43.1449" calcext:value-type="float">
            <text:p>43.1449</text:p>
          </table:table-cell>
          <table:table-cell office:value-type="float" office:value="43.6405" calcext:value-type="float">
            <text:p>43.6405</text:p>
          </table:table-cell>
          <table:table-cell office:value-type="float" office:value="44.0212" calcext:value-type="float">
            <text:p>44.0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389" calcext:value-type="float">
            <text:p>20.3389</text:p>
          </table:table-cell>
          <table:table-cell office:value-type="float" office:value="29.6374" calcext:value-type="float">
            <text:p>29.6374</text:p>
          </table:table-cell>
          <table:table-cell office:value-type="float" office:value="48.2149" calcext:value-type="float">
            <text:p>48.2149</text:p>
          </table:table-cell>
          <table:table-cell office:value-type="float" office:value="0.16943" calcext:value-type="float">
            <text:p>0.16943</text:p>
          </table:table-cell>
          <table:table-cell office:value-type="float" office:value="19.4851" calcext:value-type="float">
            <text:p>19.4851</text:p>
          </table:table-cell>
          <table:table-cell office:value-type="float" office:value="38.2208" calcext:value-type="float">
            <text:p>38.2208</text:p>
          </table:table-cell>
          <table:table-cell office:value-type="float" office:value="0.000000244938" calcext:value-type="float">
            <text:p>2.44938E-07</text:p>
          </table:table-cell>
          <table:table-cell office:value-type="float" office:value="0.000000339272" calcext:value-type="float">
            <text:p>3.39272E-07</text:p>
          </table:table-cell>
          <table:table-cell office:value-type="float" office:value="0.0000116541" calcext:value-type="float">
            <text:p>1.16541E-05</text:p>
          </table:table-cell>
          <table:table-cell office:value-type="float" office:value="10.6753" calcext:value-type="float">
            <text:p>10.6753</text:p>
          </table:table-cell>
          <table:table-cell office:value-type="float" office:value="10.8807" calcext:value-type="float">
            <text:p>10.8807</text:p>
          </table:table-cell>
          <table:table-cell office:value-type="float" office:value="11.3195" calcext:value-type="float">
            <text:p>11.3195</text:p>
          </table:table-cell>
          <table:table-cell office:value-type="float" office:value="0.895984" calcext:value-type="float">
            <text:p>0.895984</text:p>
          </table:table-cell>
          <table:table-cell office:value-type="float" office:value="2.46841" calcext:value-type="float">
            <text:p>2.46841</text:p>
          </table:table-cell>
          <table:table-cell office:value-type="float" office:value="6.69073" calcext:value-type="float">
            <text:p>6.69073</text:p>
          </table:table-cell>
          <table:table-cell office:value-type="float" office:value="1.82307" calcext:value-type="float">
            <text:p>1.82307</text:p>
          </table:table-cell>
          <table:table-cell office:value-type="float" office:value="4.1343" calcext:value-type="float">
            <text:p>4.1343</text:p>
          </table:table-cell>
          <table:table-cell office:value-type="float" office:value="8.82267" calcext:value-type="float">
            <text:p>8.82267</text:p>
          </table:table-cell>
          <table:table-cell/>
          <table:table-cell table:style-name="ce2" table:formula="of:=[.H5]*24" office:value-type="float" office:value="10451413176" calcext:value-type="float">
            <text:p>10451.4 M</text:p>
          </table:table-cell>
          <table:table-cell table:formula="of:=(24*[.H5]/[.B5])" office:value-type="float" office:value="318951.818115234" calcext:value-type="float">
            <text:p>318951.818115234</text:p>
          </table:table-cell>
          <table:table-cell office:value-type="string" calcext:value-type="string">
            <text:p>32K</text:p>
          </table:table-cell>
          <table:table-cell table:formula="of:=[.BB5]/10" office:value-type="float" office:value="0.669073" calcext:value-type="float">
            <text:p>0.669073</text:p>
          </table:table-cell>
          <table:table-cell table:formula="of:=[.BE5]/10" office:value-type="float" office:value="0.882267" calcext:value-type="float">
            <text:p>0.882267</text:p>
          </table:table-cell>
          <table:table-cell table:formula="of:=([.AP5]-[.AS5])/10" office:value-type="float" office:value="0.99941" calcext:value-type="float">
            <text:p>0.99941</text:p>
          </table:table-cell>
          <table:table-cell table:formula="of:=[.AV5]/10" office:value-type="float" office:value="0.00000116541" calcext:value-type="float">
            <text:p>1.16541E-06</text:p>
          </table:table-cell>
          <table:table-cell table:formula="of:=([.AG5]-[.AP5]+[.AS5]-[.BE5]-[.BB5])/10" office:value-type="float" office:value="1.85137" calcext:value-type="float">
            <text:p>1.85137</text:p>
          </table:table-cell>
          <table:table-cell table:formula="of:=[.BJ5]+[.BK5]+[.BL5]+[.BM5]+[.BN5]" office:value-type="float" office:value="4.40212116541" calcext:value-type="float">
            <text:p>4.4021211654</text:p>
          </table:table-cell>
          <table:table-cell table:formula="of:=[.BO5]" office:value-type="float" office:value="4.40212116541" calcext:value-type="float">
            <text:p>4.4</text:p>
          </table:table-cell>
          <table:table-cell table:formula="of:=[.BJ5]+[.BK5]+[.BL5]+[.BN5]" office:value-type="float" office:value="4.40212" calcext:value-type="float">
            <text:p>4.40212</text:p>
          </table:table-cell>
          <table:table-cell table:formula="of:=[.AG5]*100000/[.BH5]" office:value-type="float" office:value="13.8018338506839" calcext:value-type="float">
            <text:p>1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8" calcext:value-type="float">
            <text:p>18</text:p>
          </table:table-cell>
          <table:table-cell office:value-type="float" office:value="7269025" calcext:value-type="float">
            <text:p>7269025</text:p>
          </table:table-cell>
          <table:table-cell office:value-type="float" office:value="435475549" calcext:value-type="float">
            <text:p>435475549</text:p>
          </table:table-cell>
          <table:table-cell office:value-type="float" office:value="3356249387" calcext:value-type="float">
            <text:p>3356249387</text:p>
          </table:table-cell>
          <table:table-cell office:value-type="float" office:value="250" calcext:value-type="float">
            <text:p>250</text:p>
          </table:table-cell>
          <table:table-cell office:value-type="float" office:value="601.31" calcext:value-type="float">
            <text:p>601.31</text:p>
          </table:table-cell>
          <table:table-cell office:value-type="float" office:value="1558" calcext:value-type="float">
            <text:p>1558</text:p>
          </table:table-cell>
          <table:table-cell office:value-type="float" office:value="54" calcext:value-type="float">
            <text:p>54</text:p>
          </table:table-cell>
          <table:table-cell office:value-type="float" office:value="110.917" calcext:value-type="float">
            <text:p>110.917</text:p>
          </table:table-cell>
          <table:table-cell office:value-type="float" office:value="221" calcext:value-type="float">
            <text:p>221</text:p>
          </table:table-cell>
          <table:table-cell office:value-type="float" office:value="2922" calcext:value-type="float">
            <text:p>2922</text:p>
          </table:table-cell>
          <table:table-cell office:value-type="float" office:value="6644.83" calcext:value-type="float">
            <text:p>6644.83</text:p>
          </table:table-cell>
          <table:table-cell office:value-type="float" office:value="14417" calcext:value-type="float">
            <text:p>14417</text:p>
          </table:table-cell>
          <table:table-cell office:value-type="float" office:value="6507" calcext:value-type="float">
            <text:p>6507</text:p>
          </table:table-cell>
          <table:table-cell office:value-type="float" office:value="16409.9" calcext:value-type="float">
            <text:p>16409.9</text:p>
          </table:table-cell>
          <table:table-cell office:value-type="float" office:value="38797" calcext:value-type="float">
            <text:p>38797</text:p>
          </table:table-cell>
          <table:table-cell office:value-type="float" office:value="6261" calcext:value-type="float">
            <text:p>6261</text:p>
          </table:table-cell>
          <table:table-cell office:value-type="float" office:value="16409.9" calcext:value-type="float">
            <text:p>16409.9</text:p>
          </table:table-cell>
          <table:table-cell office:value-type="float" office:value="44013" calcext:value-type="float">
            <text:p>44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333" calcext:value-type="float">
            <text:p>90.333</text:p>
          </table:table-cell>
          <table:table-cell office:value-type="float" office:value="106.555" calcext:value-type="float">
            <text:p>106.555</text:p>
          </table:table-cell>
          <table:table-cell office:value-type="float" office:value="107.278" calcext:value-type="float">
            <text:p>107.278</text:p>
          </table:table-cell>
          <table:table-cell office:value-type="float" office:value="24.1509" calcext:value-type="float">
            <text:p>24.1509</text:p>
          </table:table-cell>
          <table:table-cell office:value-type="float" office:value="24.5047" calcext:value-type="float">
            <text:p>24.5047</text:p>
          </table:table-cell>
          <table:table-cell office:value-type="float" office:value="24.722" calcext:value-type="float">
            <text:p>24.7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46023" calcext:value-type="float">
            <text:p>9.46023</text:p>
          </table:table-cell>
          <table:table-cell office:value-type="float" office:value="16.011" calcext:value-type="float">
            <text:p>16.011</text:p>
          </table:table-cell>
          <table:table-cell office:value-type="float" office:value="33.6905" calcext:value-type="float">
            <text:p>33.6905</text:p>
          </table:table-cell>
          <table:table-cell office:value-type="float" office:value="0.133635" calcext:value-type="float">
            <text:p>0.133635</text:p>
          </table:table-cell>
          <table:table-cell office:value-type="float" office:value="10.7875" calcext:value-type="float">
            <text:p>10.7875</text:p>
          </table:table-cell>
          <table:table-cell office:value-type="float" office:value="27.1328" calcext:value-type="float">
            <text:p>27.1328</text:p>
          </table:table-cell>
          <table:table-cell table:style-name="ce1" office:value-type="float" office:value="0.000000195112" calcext:value-type="float">
            <text:p>1.95E-07</text:p>
          </table:table-cell>
          <table:table-cell table:style-name="ce1" office:value-type="float" office:value="0.000000334815" calcext:value-type="float">
            <text:p>3.35E-07</text:p>
          </table:table-cell>
          <table:table-cell table:style-name="ce1" office:value-type="float" office:value="0.0000139801" calcext:value-type="float">
            <text:p>1.40E-05</text:p>
          </table:table-cell>
          <table:table-cell office:value-type="float" office:value="18.0517" calcext:value-type="float">
            <text:p>18.0517</text:p>
          </table:table-cell>
          <table:table-cell office:value-type="float" office:value="18.4024" calcext:value-type="float">
            <text:p>18.4024</text:p>
          </table:table-cell>
          <table:table-cell office:value-type="float" office:value="19.9931" calcext:value-type="float">
            <text:p>19.9931</text:p>
          </table:table-cell>
          <table:table-cell office:value-type="float" office:value="0.34318" calcext:value-type="float">
            <text:p>0.34318</text:p>
          </table:table-cell>
          <table:table-cell office:value-type="float" office:value="1.16863" calcext:value-type="float">
            <text:p>1.16863</text:p>
          </table:table-cell>
          <table:table-cell office:value-type="float" office:value="3.7327" calcext:value-type="float">
            <text:p>3.7327</text:p>
          </table:table-cell>
          <table:table-cell office:value-type="float" office:value="0.898412" calcext:value-type="float">
            <text:p>0.898412</text:p>
          </table:table-cell>
          <table:table-cell office:value-type="float" office:value="2.06636" calcext:value-type="float">
            <text:p>2.06636</text:p>
          </table:table-cell>
          <table:table-cell office:value-type="float" office:value="4.52956" calcext:value-type="float">
            <text:p>4.52956</text:p>
          </table:table-cell>
          <table:table-cell/>
          <table:table-cell table:formula="of:=[.H6]*24" office:value-type="float" office:value="10451413176" calcext:value-type="float">
            <text:p>10.5 B</text:p>
          </table:table-cell>
          <table:table-cell table:formula="of:=(24*[.H6]/[.B6])" office:value-type="float" office:value="159475.909057617" calcext:value-type="float">
            <text:p>159475.909057617</text:p>
          </table:table-cell>
          <table:table-cell office:value-type="string" calcext:value-type="string">
            <text:p>65K</text:p>
          </table:table-cell>
          <table:table-cell table:formula="of:=[.BB6]/10" office:value-type="float" office:value="0.37327" calcext:value-type="float">
            <text:p>0.37327</text:p>
          </table:table-cell>
          <table:table-cell table:formula="of:=[.BE6]/10" office:value-type="float" office:value="0.452956" calcext:value-type="float">
            <text:p>0.452956</text:p>
          </table:table-cell>
          <table:table-cell table:formula="of:=([.AP6]-[.AS6])/10" office:value-type="float" office:value="0.65577" calcext:value-type="float">
            <text:p>0.65577</text:p>
          </table:table-cell>
          <table:table-cell table:formula="of:=[.AV6]/10" office:value-type="float" office:value="0.00000139801" calcext:value-type="float">
            <text:p>0.000001398</text:p>
          </table:table-cell>
          <table:table-cell table:formula="of:=([.AG6]-[.AP6]+[.AS6]-[.BE6]-[.BB6])/10" office:value-type="float" office:value="0.990204" calcext:value-type="float">
            <text:p>0.990204</text:p>
          </table:table-cell>
          <table:table-cell table:formula="of:=[.BJ6]+[.BK6]+[.BL6]+[.BM6]+[.BN6]" office:value-type="float" office:value="2.47220139801" calcext:value-type="float">
            <text:p>2.472201398</text:p>
          </table:table-cell>
          <table:table-cell table:formula="of:=[.BO6]" office:value-type="float" office:value="2.47220139801" calcext:value-type="float">
            <text:p>2.5</text:p>
          </table:table-cell>
          <table:table-cell table:formula="of:=[.BJ6]+[.BK6]+[.BL6]+[.BN6]" office:value-type="float" office:value="2.4722" calcext:value-type="float">
            <text:p>2.4722</text:p>
          </table:table-cell>
          <table:table-cell table:formula="of:=[.AG6]*100000/[.BH6]" office:value-type="float" office:value="15.5020279527412" calcext:value-type="float">
            <text:p>15.5</text:p>
          </table:table-cell>
        </table:table-row>
        <table:table-row table:style-name="ro1">
          <table:table-cell table:number-columns-repeated="58"/>
          <table:table-cell table:formula="of:=[.H7]*24" office:value-type="float" office:value="0" calcext:value-type="float">
            <text:p>.0 B</text:p>
          </table:table-cell>
          <table:table-cell table:formula="of:=(24*[.H7]/[.B7])" office:value-type="string" office:string-value="" calcext:value-type="error">
            <text:p>#DIV/0!</text:p>
          </table:table-cell>
          <table:table-cell/>
          <table:table-cell table:formula="of:=[.BB7]/10" office:value-type="float" office:value="0" calcext:value-type="float">
            <text:p>0</text:p>
          </table:table-cell>
          <table:table-cell table:formula="of:=[.BE7]/10" office:value-type="float" office:value="0" calcext:value-type="float">
            <text:p>0</text:p>
          </table:table-cell>
          <table:table-cell table:formula="of:=([.AP7]-[.AS7])/10" office:value-type="float" office:value="0" calcext:value-type="float">
            <text:p>0</text:p>
          </table:table-cell>
          <table:table-cell table:formula="of:=[.AV7]/10" office:value-type="float" office:value="0" calcext:value-type="float">
            <text:p>0</text:p>
          </table:table-cell>
          <table:table-cell table:formula="of:=([.AG7]-[.AP7]+[.AS7]-[.BE7]-[.BB7])/10" office:value-type="float" office:value="0" calcext:value-type="float">
            <text:p>0</text:p>
          </table:table-cell>
          <table:table-cell table:formula="of:=[.BJ7]+[.BK7]+[.BL7]+[.BM7]+[.BN7]" office:value-type="float" office:value="0" calcext:value-type="float">
            <text:p>0</text:p>
          </table:table-cell>
          <table:table-cell table:formula="of:=[.BO7]" office:value-type="float" office:value="0" calcext:value-type="float">
            <text:p>0.0</text:p>
          </table:table-cell>
          <table:table-cell table:formula="of:=[.BJ7]+[.BK7]+[.BL7]+[.BN7]" office:value-type="float" office:value="0" calcext:value-type="float">
            <text:p>0</text:p>
          </table:table-cell>
          <table:table-cell table:formula="of:=[.AG7]*100000/[.BH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8]*24" office:value-type="float" office:value="0" calcext:value-type="float">
            <text:p>.0 B</text:p>
          </table:table-cell>
          <table:table-cell table:formula="of:=(24*[.H8]/[.B8])" office:value-type="string" office:string-value="" calcext:value-type="error">
            <text:p>#DIV/0!</text:p>
          </table:table-cell>
          <table:table-cell/>
          <table:table-cell table:formula="of:=[.BB8]/10" office:value-type="float" office:value="0" calcext:value-type="float">
            <text:p>0</text:p>
          </table:table-cell>
          <table:table-cell table:formula="of:=[.BE8]/10" office:value-type="float" office:value="0" calcext:value-type="float">
            <text:p>0</text:p>
          </table:table-cell>
          <table:table-cell table:formula="of:=([.AP8]-[.AS8])/10" office:value-type="float" office:value="0" calcext:value-type="float">
            <text:p>0</text:p>
          </table:table-cell>
          <table:table-cell table:formula="of:=[.AV8]/10" office:value-type="float" office:value="0" calcext:value-type="float">
            <text:p>0</text:p>
          </table:table-cell>
          <table:table-cell table:formula="of:=([.AG8]-[.AP8]+[.AS8]-[.BE8]-[.BB8])/10" office:value-type="float" office:value="0" calcext:value-type="float">
            <text:p>0</text:p>
          </table:table-cell>
          <table:table-cell table:formula="of:=[.BJ8]+[.BK8]+[.BL8]+[.BM8]+[.BN8]" office:value-type="float" office:value="0" calcext:value-type="float">
            <text:p>0</text:p>
          </table:table-cell>
          <table:table-cell table:formula="of:=[.BO8]" office:value-type="float" office:value="0" calcext:value-type="float">
            <text:p>0.0</text:p>
          </table:table-cell>
          <table:table-cell table:formula="of:=[.BJ8]+[.BK8]+[.BL8]+[.BN8]" office:value-type="float" office:value="0" calcext:value-type="float">
            <text:p>0</text:p>
          </table:table-cell>
          <table:table-cell table:formula="of:=[.AG8]*100000/[.BH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9]*24" office:value-type="float" office:value="0" calcext:value-type="float">
            <text:p>.0 B</text:p>
          </table:table-cell>
          <table:table-cell table:formula="of:=(24*[.H9]/[.B9])" office:value-type="string" office:string-value="" calcext:value-type="error">
            <text:p>#DIV/0!</text:p>
          </table:table-cell>
          <table:table-cell/>
          <table:table-cell table:formula="of:=[.BB9]/10" office:value-type="float" office:value="0" calcext:value-type="float">
            <text:p>0</text:p>
          </table:table-cell>
          <table:table-cell table:formula="of:=[.BE9]/10" office:value-type="float" office:value="0" calcext:value-type="float">
            <text:p>0</text:p>
          </table:table-cell>
          <table:table-cell table:formula="of:=([.AP9]-[.AS9])/10" office:value-type="float" office:value="0" calcext:value-type="float">
            <text:p>0</text:p>
          </table:table-cell>
          <table:table-cell table:formula="of:=[.AV9]/10" office:value-type="float" office:value="0" calcext:value-type="float">
            <text:p>0</text:p>
          </table:table-cell>
          <table:table-cell table:formula="of:=([.AG9]-[.AP9]+[.AS9]-[.BE9]-[.BB9])/10" office:value-type="float" office:value="0" calcext:value-type="float">
            <text:p>0</text:p>
          </table:table-cell>
          <table:table-cell table:formula="of:=[.BJ9]+[.BK9]+[.BL9]+[.BM9]+[.BN9]" office:value-type="float" office:value="0" calcext:value-type="float">
            <text:p>0</text:p>
          </table:table-cell>
          <table:table-cell table:formula="of:=[.BO9]" office:value-type="float" office:value="0" calcext:value-type="float">
            <text:p>0.0</text:p>
          </table:table-cell>
          <table:table-cell table:formula="of:=[.BJ9]+[.BK9]+[.BL9]+[.BN9]" office:value-type="float" office:value="0" calcext:value-type="float">
            <text:p>0</text:p>
          </table:table-cell>
          <table:table-cell table:formula="of:=[.AG9]*100000/[.BH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10]*24" office:value-type="float" office:value="0" calcext:value-type="float">
            <text:p>.0 B</text:p>
          </table:table-cell>
          <table:table-cell table:formula="of:=(24*[.H10]/[.B10])" office:value-type="string" office:string-value="" calcext:value-type="error">
            <text:p>#DIV/0!</text:p>
          </table:table-cell>
          <table:table-cell/>
          <table:table-cell table:formula="of:=[.BB10]/10" office:value-type="float" office:value="0" calcext:value-type="float">
            <text:p>0</text:p>
          </table:table-cell>
          <table:table-cell table:formula="of:=[.BE10]/10" office:value-type="float" office:value="0" calcext:value-type="float">
            <text:p>0</text:p>
          </table:table-cell>
          <table:table-cell table:formula="of:=([.AP10]-[.AS10])/10" office:value-type="float" office:value="0" calcext:value-type="float">
            <text:p>0</text:p>
          </table:table-cell>
          <table:table-cell table:formula="of:=[.AV10]/10" office:value-type="float" office:value="0" calcext:value-type="float">
            <text:p>0</text:p>
          </table:table-cell>
          <table:table-cell table:formula="of:=([.AG10]-[.AP10]+[.AS10]-[.BE10]-[.BB10])/10" office:value-type="float" office:value="0" calcext:value-type="float">
            <text:p>0</text:p>
          </table:table-cell>
          <table:table-cell table:formula="of:=[.BJ10]+[.BK10]+[.BL10]+[.BM10]+[.BN10]" office:value-type="float" office:value="0" calcext:value-type="float">
            <text:p>0</text:p>
          </table:table-cell>
          <table:table-cell table:formula="of:=[.BO10]" office:value-type="float" office:value="0" calcext:value-type="float">
            <text:p>0.0</text:p>
          </table:table-cell>
          <table:table-cell table:formula="of:=[.BJ10]+[.BK10]+[.BL10]+[.BN10]" office:value-type="float" office:value="0" calcext:value-type="float">
            <text:p>0</text:p>
          </table:table-cell>
          <table:table-cell table:formula="of:=[.AG10]*100000/[.BH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11]*24" office:value-type="float" office:value="0" calcext:value-type="float">
            <text:p>.0 B</text:p>
          </table:table-cell>
          <table:table-cell table:formula="of:=(24*[.H11]/[.B11])" office:value-type="string" office:string-value="" calcext:value-type="error">
            <text:p>#DIV/0!</text:p>
          </table:table-cell>
          <table:table-cell/>
          <table:table-cell table:formula="of:=[.BB11]/10" office:value-type="float" office:value="0" calcext:value-type="float">
            <text:p>0</text:p>
          </table:table-cell>
          <table:table-cell table:formula="of:=[.BE11]/10" office:value-type="float" office:value="0" calcext:value-type="float">
            <text:p>0</text:p>
          </table:table-cell>
          <table:table-cell table:formula="of:=([.AP11]-[.AS11])/10" office:value-type="float" office:value="0" calcext:value-type="float">
            <text:p>0</text:p>
          </table:table-cell>
          <table:table-cell table:formula="of:=[.AV11]/10" office:value-type="float" office:value="0" calcext:value-type="float">
            <text:p>0</text:p>
          </table:table-cell>
          <table:table-cell table:formula="of:=([.AG11]-[.AP11]+[.AS11]-[.BE11]-[.BB11])/10" office:value-type="float" office:value="0" calcext:value-type="float">
            <text:p>0</text:p>
          </table:table-cell>
          <table:table-cell table:formula="of:=[.BJ11]+[.BK11]+[.BL11]+[.BM11]+[.BN11]" office:value-type="float" office:value="0" calcext:value-type="float">
            <text:p>0</text:p>
          </table:table-cell>
          <table:table-cell table:formula="of:=[.BO11]" office:value-type="float" office:value="0" calcext:value-type="float">
            <text:p>0.0</text:p>
          </table:table-cell>
          <table:table-cell table:formula="of:=[.BJ11]+[.BK11]+[.BL11]+[.BN11]" office:value-type="float" office:value="0" calcext:value-type="float">
            <text:p>0</text:p>
          </table:table-cell>
          <table:table-cell table:formula="of:=[.AG11]*100000/[.BH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12]*24" office:value-type="float" office:value="0" calcext:value-type="float">
            <text:p>.0 B</text:p>
          </table:table-cell>
          <table:table-cell table:formula="of:=(24*[.H12]/[.B12])" office:value-type="string" office:string-value="" calcext:value-type="error">
            <text:p>#DIV/0!</text:p>
          </table:table-cell>
          <table:table-cell/>
          <table:table-cell table:formula="of:=[.BB12]/10" office:value-type="float" office:value="0" calcext:value-type="float">
            <text:p>0</text:p>
          </table:table-cell>
          <table:table-cell table:formula="of:=[.BE12]/10" office:value-type="float" office:value="0" calcext:value-type="float">
            <text:p>0</text:p>
          </table:table-cell>
          <table:table-cell table:formula="of:=([.AP12]-[.AS12])/10" office:value-type="float" office:value="0" calcext:value-type="float">
            <text:p>0</text:p>
          </table:table-cell>
          <table:table-cell table:formula="of:=[.AV12]/10" office:value-type="float" office:value="0" calcext:value-type="float">
            <text:p>0</text:p>
          </table:table-cell>
          <table:table-cell table:formula="of:=([.AG12]-[.AP12]+[.AS12]-[.BE12]-[.BB12])/10" office:value-type="float" office:value="0" calcext:value-type="float">
            <text:p>0</text:p>
          </table:table-cell>
          <table:table-cell table:formula="of:=[.BJ12]+[.BK12]+[.BL12]+[.BM12]+[.BN12]" office:value-type="float" office:value="0" calcext:value-type="float">
            <text:p>0</text:p>
          </table:table-cell>
          <table:table-cell table:formula="of:=[.BO12]" office:value-type="float" office:value="0" calcext:value-type="float">
            <text:p>0.0</text:p>
          </table:table-cell>
          <table:table-cell table:formula="of:=[.BJ12]+[.BK12]+[.BL12]+[.BN12]" office:value-type="float" office:value="0" calcext:value-type="float">
            <text:p>0</text:p>
          </table:table-cell>
          <table:table-cell table:formula="of:=[.AG12]*100000/[.BH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8"/>
          <table:table-cell table:formula="of:=[.H13]*24" office:value-type="float" office:value="0" calcext:value-type="float">
            <text:p>.0 B</text:p>
          </table:table-cell>
          <table:table-cell table:formula="of:=(24*[.H13]/[.B13])" office:value-type="string" office:string-value="" calcext:value-type="error">
            <text:p>#DIV/0!</text:p>
          </table:table-cell>
          <table:table-cell/>
          <table:table-cell table:formula="of:=[.BB13]/10" office:value-type="float" office:value="0" calcext:value-type="float">
            <text:p>0</text:p>
          </table:table-cell>
          <table:table-cell table:formula="of:=[.BE13]/10" office:value-type="float" office:value="0" calcext:value-type="float">
            <text:p>0</text:p>
          </table:table-cell>
          <table:table-cell table:formula="of:=([.AP13]-[.AS13])/10" office:value-type="float" office:value="0" calcext:value-type="float">
            <text:p>0</text:p>
          </table:table-cell>
          <table:table-cell table:formula="of:=[.AV13]/10" office:value-type="float" office:value="0" calcext:value-type="float">
            <text:p>0</text:p>
          </table:table-cell>
          <table:table-cell table:formula="of:=([.AG13]-[.AP13]+[.AS13]-[.BE13]-[.BB13])/10" office:value-type="float" office:value="0" calcext:value-type="float">
            <text:p>0</text:p>
          </table:table-cell>
          <table:table-cell table:formula="of:=[.BJ13]+[.BK13]+[.BL13]+[.BM13]+[.BN13]" office:value-type="float" office:value="0" calcext:value-type="float">
            <text:p>0</text:p>
          </table:table-cell>
          <table:table-cell table:formula="of:=[.BO13]" office:value-type="float" office:value="0" calcext:value-type="float">
            <text:p>0.0</text:p>
          </table:table-cell>
          <table:table-cell table:formula="of:=[.BJ13]+[.BK13]+[.BL13]+[.BN13]" office:value-type="float" office:value="0" calcext:value-type="float">
            <text:p>0</text:p>
          </table:table-cell>
          <table:table-cell table:formula="of:=[.AG13]*100000/[.BH1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 number:display-factor="1000000"/>
      <number:text> M</number:text>
    </number:number-style>
    <number:number-style style:name="N123">
      <number:number number:decimal-places="2" loext:min-decimal-places="2" number:min-integer-digits="0" number:display-factor="1000000000"/>
      <number:text> B</number:text>
    </number:number-style>
    <number:number-style style:name="N124">
      <number:number number:decimal-places="1" loext:min-decimal-places="1" number:min-integer-digits="0" number:display-factor="1000000000"/>
      <number:text> B</number:text>
    </number:number-style>
    <number:number-style style:name="N125">
      <number:number number:decimal-places="1" loext:min-decimal-places="1" number:min-integer-digits="0" number:display-factor="1000000"/>
      <number:text> M</number:text>
    </number:number-style>
    <number:number-style style:name="N126">
      <number:number number:decimal-places="1" loext:min-decimal-places="1" number:min-integer-digits="0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4:41:33.960935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8T14:50:00.988834287</dc:date>
    <meta:editing-duration>PT39M49S</meta:editing-duration>
    <meta:editing-cycles>4</meta:editing-cycles>
    <meta:document-statistic meta:table-count="1" meta:cell-count="494" meta:object-count="0"/>
  </office:meta>
</office:document-meta>
</file>